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" svg:font-family="'CMU 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2" style:family="graphic" style:parent-style-name="objectwithoutfill">
      <style:graphic-properties draw:marker-end="Arrow" draw:marker-end-width="0.3cm" draw:fill="none" draw:textarea-horizontal-align="left" draw:textarea-vertical-align="middle" fo:padding-top="-0.6cm" fo:padding-left="2cm" fo:padding-right="-4.8cm"/>
    </style:style>
    <style:style style:name="gr3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 fo:padding-left="2cm" fo:padding-right="-2.5cm"/>
    </style:style>
    <style:style style:name="gr5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6" style:family="graphic" style:parent-style-name="objectwithoutfill">
      <style:graphic-properties draw:marker-end="Arrow" draw:marker-end-width="0.3cm" draw:fill="none" draw:textarea-horizontal-align="left" draw:textarea-vertical-align="middle" fo:padding-top="-0.3cm" fo:padding-bottom="0.3cm" fo:padding-left="1.1cm" fo:padding-right="-1.9cm"/>
    </style:style>
    <style:style style:name="gr7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8" style:family="graphic" style:parent-style-name="objectwithoutfill">
      <style:graphic-properties draw:marker-end="Arrow" draw:marker-end-width="0.3cm" draw:fill="none" draw:textarea-horizontal-align="left" draw:textarea-vertical-align="middle" fo:padding-top="-1.4cm" fo:padding-bottom="1.8cm" fo:padding-left="-1.2cm" fo:padding-right="0cm"/>
    </style:style>
    <style:style style:name="gr9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10" style:family="graphic" style:parent-style-name="objectwithoutfill">
      <style:graphic-properties draw:marker-end="Arrow" draw:marker-end-width="0.3cm" draw:fill="none" draw:textarea-horizontal-align="right" draw:textarea-vertical-align="middle" fo:padding-top="0cm" fo:padding-bottom="0cm" fo:padding-left="-2.1cm" fo:padding-right="0.5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style:text-position="-33% 58%" style:font-name="CMU Sans Serif"/>
    </style:style>
    <style:style style:name="P4" style:family="paragraph">
      <loext:graphic-properties draw:fill="none"/>
      <style:paragraph-properties fo:text-align="center"/>
      <style:text-properties style:text-position="-33% 58%" style:font-name="CMU Sans Seri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MU Sans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609cm" svg:height="1.573cm" svg:x="9.52cm" svg:y="4.199cm">
          <text:p text:style-name="P1"><text:span text:style-name="T1">Wurzelzertifikat</text:span></text:p>
          <text:p text:style-name="P1"><text:span text:style-name="T1">(Root C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curve" svg:x1="12.129cm" svg:y1="4.986cm" svg:x2="10.825cm" svg:y2="4.199cm" draw:start-shape="id1" draw:start-glue-point="10" draw:end-shape="id1" draw:end-glue-point="4" svg:d="M12129 4986c765 0 638-650 121-1038s-1425-515-1425 251" svg:viewBox="0 0 1846 1348">
          <text:p text:style-name="P3"><text:span text:style-name="T2">Signiert sich selbst</text:span><text:span text:style-name="T2"><text:line-break/></text:span><text:span text:style-name="T2">(CA-Constraint: TRUE)</text:span></text:p>
        </draw:connector>
        <draw:custom-shape draw:style-name="gr3" draw:text-style-name="P2" xml:id="id2" draw:id="id2" draw:layer="layout" svg:width="2.609cm" svg:height="1.573cm" svg:x="9.5cm" svg:y="7.464cm">
          <text:p text:style-name="P1"><text:span text:style-name="T1">User-CA (Sub-C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0.825cm" svg:y1="5.772cm" svg:x2="10.805cm" svg:y2="7.464cm" draw:start-shape="id1" draw:start-glue-point="8" draw:end-shape="id2" draw:end-glue-point="4" svg:d="M10825 5772c0 1269-20 423-20 1692" svg:viewBox="0 0 21 1693">
          <text:p text:style-name="P3"><text:span text:style-name="T2">Signiert die Sub-CA</text:span><text:span text:style-name="T2"><text:line-break/></text:span><text:span text:style-name="T2">(CA-Constraint: TRUE</text:span></text:p>
          <text:p text:style-name="P3"><text:span text:style-name="T2">und pathlen: 0)</text:span></text:p>
        </draw:connector>
        <draw:custom-shape draw:style-name="gr5" draw:text-style-name="P2" xml:id="id3" draw:id="id3" draw:layer="layout" svg:width="2.609cm" svg:height="1.573cm" svg:x="9.5cm" svg:y="10.839cm">
          <text:p text:style-name="P1"><text:span text:style-name="T1">Benutzerzertifikat</text:span><text:span text:style-name="T1"><text:line-break/></text:span><text:span text:style-name="T1">(User certificat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svg:x1="10.804cm" svg:y1="9.037cm" svg:x2="10.805cm" svg:y2="10.839cm" draw:start-shape="id2" draw:end-shape="id3" draw:end-glue-point="4" svg:d="M10804 9037c0 1351 1 451 1 1802" svg:viewBox="0 0 2 1803">
          <text:p text:style-name="P3"><text:span text:style-name="T2">Signiert das Benutzerzertifikat</text:span><text:span text:style-name="T2"><text:line-break/></text:span><text:span text:style-name="T2">(CA-Constraint: FALSE)</text:span></text:p>
        </draw:connector>
        <draw:custom-shape draw:style-name="gr7" draw:text-style-name="P2" xml:id="id4" draw:id="id4" draw:layer="layout" svg:width="2.609cm" svg:height="1.573cm" svg:x="4.6cm" svg:y="7.464cm">
          <text:p text:style-name="P1"><text:span text:style-name="T1">Server-CA (Sub-C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draw:line-skew="0.007cm" svg:x1="9.902cm" svg:y1="5.542cm" svg:x2="5.905cm" svg:y2="7.464cm" draw:start-shape="id1" draw:start-glue-point="7" draw:end-shape="id4" draw:end-glue-point="4" svg:d="M9902 5542c0 1624-3997 664-3997 1922" svg:viewBox="0 0 3998 1923">
          <text:p text:style-name="P3"><text:span text:style-name="T2">Signiert die Sub-CA</text:span><text:span text:style-name="T2"><text:line-break/></text:span><text:span text:style-name="T2">(CA-Constraint: TRUE</text:span></text:p>
          <text:p text:style-name="P3"><text:span text:style-name="T2">und pathlen: 0)</text:span></text:p>
        </draw:connector>
        <draw:custom-shape draw:style-name="gr9" draw:text-style-name="P2" xml:id="id5" draw:id="id5" draw:layer="layout" svg:width="2.609cm" svg:height="1.573cm" svg:x="4.591cm" svg:y="10.839cm">
          <text:p text:style-name="P1"><text:span text:style-name="T1">Serverzertifikat</text:span><text:span text:style-name="T1"><text:line-break/></text:span><text:span text:style-name="T1">(Server certificate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4" draw:layer="layout" draw:type="curve" svg:x1="5.905cm" svg:y1="9.037cm" svg:x2="5.896cm" svg:y2="10.839cm" draw:start-shape="id4" draw:start-glue-point="8" draw:end-shape="id5" draw:end-glue-point="4" svg:d="M5905 9037c0 1351-9 451-9 1802" svg:viewBox="0 0 10 1803">
          <text:p text:style-name="P3"><text:span text:style-name="T2">Signiert das Serverzertifikat</text:span></text:p>
          <text:p text:style-name="P3"><text:span text:style-name="T2">(CA-Constraint: FALSE)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ans Serif" svg:font-family="'CMU 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8-29T02:18:16.440432966</meta:creation-date>
    <dc:date>2016-08-29T02:33:16.345318708</dc:date>
    <dc:creator>Noel Kuntze</dc:creator>
    <meta:editing-duration>PT9M16S</meta:editing-duration>
    <meta:editing-cycles>6</meta:editing-cycles>
    <meta:generator>LibreOffice/5.2.0.4$Linux_X86_64 LibreOffice_project/20m0$Build-4</meta:generator>
    <meta:document-statistic meta:object-count="10"/>
  </office:meta>
</office:document-meta>
</file>